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f403f" officeooo:paragraph-rsid="001f403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fo:font-size="12pt" fo:font-style="italic" style:text-underline-style="solid" style:text-underline-width="auto" style:text-underline-color="font-color" fo:font-weight="normal" officeooo:rsid="001f403f" officeooo:paragraph-rsid="001f403f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2pt" fo:font-style="normal" style:text-underline-style="none" fo:font-weight="normal" officeooo:rsid="001f403f" officeooo:paragraph-rsid="001f403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20fa88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1f403f" officeooo:paragraph-rsid="001f403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1f403f" officeooo:paragraph-rsid="0020fa8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1f403f" officeooo:paragraph-rsid="0026302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1f403f" officeooo:paragraph-rsid="00280c5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italic" style:text-underline-style="solid" style:text-underline-width="auto" style:text-underline-color="font-color" fo:font-weight="normal" officeooo:rsid="001f403f" officeooo:paragraph-rsid="0020fa88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italic" style:text-underline-style="solid" style:text-underline-width="auto" style:text-underline-color="font-color" fo:font-weight="normal" officeooo:rsid="001f403f" officeooo:paragraph-rsid="0026302d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10d0c" loext:opacity="100%" style:text-position="0% 100%" fo:font-size="12pt" fo:font-style="normal" style:text-underline-style="none" fo:font-weight="normal" officeooo:rsid="001f403f" officeooo:paragraph-rsid="001f403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10d0c" loext:opacity="100%" style:text-position="0% 100%" fo:font-size="12pt" fo:font-style="normal" style:text-underline-style="none" fo:font-weight="normal" officeooo:rsid="001f403f" officeooo:paragraph-rsid="0020fa8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rsid="0026302d" officeooo:paragraph-rsid="0026302d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6302d" officeooo:paragraph-rsid="0026302d" style:font-size-asian="16pt" style:font-weight-asian="bold" style:font-size-complex="16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style:text-underline-style="none"/>
    </style:style>
    <style:style style:name="T3" style:family="text">
      <style:text-properties style:text-position="sub 58%" style:text-underline-style="none" officeooo:rsid="00280c5a"/>
    </style:style>
    <style:style style:name="T4" style:family="text">
      <style:text-properties style:text-position="sub 58%" officeooo:rsid="00280c5a"/>
    </style:style>
    <style:style style:name="T5" style:family="text">
      <style:text-properties style:text-position="0% 100%" fo:font-size="12pt" style:text-underline-style="none" fo:font-weight="normal" officeooo:rsid="001f403f" style:font-size-asian="12pt" style:font-weight-asian="normal" style:font-size-complex="12pt" style:font-weight-complex="normal"/>
    </style:style>
    <style:style style:name="T6" style:family="text">
      <style:text-properties style:text-position="0% 100%" fo:font-size="12pt" fo:font-weight="normal" officeooo:rsid="001f403f" style:font-size-asian="12pt" style:font-weight-asian="normal" style:font-size-complex="12pt" style:font-weight-complex="normal"/>
    </style:style>
    <style:style style:name="T7" style:family="text">
      <style:text-properties fo:color="#2a6099" loext:opacity="100%"/>
    </style:style>
    <style:style style:name="T8" style:family="text">
      <style:text-properties fo:color="#f10d0c" loext:opacity="100%"/>
    </style:style>
    <style:style style:name="T9" style:family="text">
      <style:text-properties fo:color="#f10d0c" loext:opacity="100%"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f10d0c" loext:opacity="100%" style:text-position="0% 100%" fo:font-size="12pt" fo:font-style="normal" style:text-underline-style="none" fo:font-weight="normal" officeooo:rsid="001f403f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f10d0c" loext:opacity="100%" style:text-position="0% 100%" fo:font-size="12pt" fo:font-style="normal" style:text-underline-style="none" fo:font-weight="normal" officeooo:rsid="0022b3f1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f10d0c" loext:opacity="100%" style:text-position="0% 100%" fo:font-size="12pt" fo:font-style="normal" style:text-underline-style="none" fo:font-weight="normal" officeooo:rsid="00245ab8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f10d0c" loext:opacity="100%" style:text-position="0% 100%" fo:font-size="12pt" style:text-underline-style="none" fo:font-weight="normal" officeooo:rsid="001f403f" style:font-size-asian="12pt" style:font-weight-asian="normal" style:font-size-complex="12pt" style:font-weight-complex="normal"/>
    </style:style>
    <style:style style:name="T14" style:family="text">
      <style:text-properties fo:color="#f10d0c" loext:opacity="100%" fo:font-style="normal" style:text-underline-style="none" officeooo:rsid="0020fa88" style:font-style-asian="normal" style:font-style-complex="normal"/>
    </style:style>
    <style:style style:name="T15" style:family="text">
      <style:text-properties fo:color="#f10d0c" loext:opacity="100%" style:text-underline-style="none" officeooo:rsid="0020fa88"/>
    </style:style>
    <style:style style:name="T16" style:family="text">
      <style:text-properties officeooo:rsid="0020fa88"/>
    </style:style>
    <style:style style:name="T17" style:family="text">
      <style:text-properties officeooo:rsid="0022b3f1"/>
    </style:style>
    <style:style style:name="T18" style:family="text">
      <style:text-properties officeooo:rsid="00245ab8"/>
    </style:style>
    <style:style style:name="T19" style:family="text">
      <style:text-properties officeooo:rsid="0026302d"/>
    </style:style>
    <style:style style:name="T20" style:family="text">
      <style:text-properties style:text-underline-style="none" officeooo:rsid="0020fa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ysteme :</text:p>
      <text:p text:style-name="P1">TP<text:span text:style-name="T1">2</text:span></text:p>
      <text:p text:style-name="P14"><text:span text:style-name="T1">KAMICHE </text:span><text:span text:style-name="T2"><text:s/></text:span><text:span text:style-name="T4">MOHAMED</text:span></text:p>
      <text:p text:style-name="P2"/>
      <text:p text:style-name="P2">Exerice 8 :</text:p>
      <text:p text:style-name="P3"/>
      <text:p text:style-name="P3">1-</text:p>
      <text:p text:style-name="P3"><text:tab/>nano script1.sh</text:p>
      <text:p text:style-name="P3"><text:tab/><text:span text:style-name="T7">#!/bin/sh</text:span></text:p>
      <text:p text:style-name="P3"><text:tab/><text:span text:style-name="T8">mkdir $1</text:span></text:p>
      <text:p text:style-name="P3"><text:tab/><text:span text:style-name="T8">cp $2 $1</text:span></text:p>
      <text:p text:style-name="P5">2- </text:p>
      <text:p text:style-name="P5"><text:tab/>nano script2.sh</text:p>
      <text:p text:style-name="P5"><text:tab/><text:span text:style-name="T8">rm -R $1</text:span></text:p>
      <text:p text:style-name="P5">3-</text:p>
      <text:p text:style-name="P5"><text:tab/>nano script3.sh</text:p>
      <text:p text:style-name="P5"><text:tab/><text:span text:style-name="T7">#!/bin/sh</text:span></text:p>
      <text:p text:style-name="P5"><text:tab/><text:span text:style-name="T8">mkdir REP</text:span></text:p>
      <text:p text:style-name="P11"><text:tab/>ls *.txt &gt; REP/liste.txt</text:p>
      <text:p text:style-name="P11"><text:tab/>ls *.sh &gt;&gt; REP/liste.txt</text:p>
      <text:p text:style-name="P11"><text:tab/>cp `tail -1 REP/liste.txt` REP</text:p>
      <text:p text:style-name="P11"><text:tab/>rm REP/liste.txt</text:p>
      <text:p text:style-name="P11"/>
      <text:p text:style-name="P9">Exerice <text:span text:style-name="T16">9 </text:span>:</text:p>
      <text:p text:style-name="P9"/>
      <text:p text:style-name="P6"><text:tab/>nano denombrer.sh</text:p>
      <text:p text:style-name="P6"><text:tab/><text:span text:style-name="T7">#!/bin/sh</text:span></text:p>
      <text:p text:style-name="P4"><text:span text:style-name="T10"><text:tab/>echo "il y a `ls -a | grep -c '^.*\.txt$'` fi</text:span><text:span text:style-name="T11">les </text:span><text:span text:style-name="T10">.txt "</text:span></text:p>
      <text:p text:style-name="P4"><text:span text:style-name="T10"><text:s text:c="4"/><text:tab/>echo "il y a `ls -a | grep -c '^.*\.sh$'` fi</text:span><text:span text:style-name="T11">les</text:span><text:span text:style-name="T10"> .sh "</text:span></text:p>
      <text:p text:style-name="P12"><text:s text:c="4"/><text:tab/>echo "il y a `ls -d .* | wc -l ` <text:span text:style-name="T18">files caches</text:span> "</text:p>
      <text:p text:style-name="P4"><text:span text:style-name="T10"><text:s text:c="4"/><text:tab/>echo "il y a `ls -a | grep -v '\.sh$' | grep -v '\.txt$' | grep -v '\.' | grep -c '^.'` </text:span><text:span text:style-name="T12">other files</text:span><text:span text:style-name="T10">"</text:span></text:p>
      <text:p text:style-name="P13"><text:span text:style-name="T10"/></text:p>
      <text:p text:style-name="P10">Exerice <text:span text:style-name="T19">10</text:span><text:span text:style-name="T16"> </text:span>:</text:p>
      <text:p text:style-name="P7"/>
      <text:p text:style-name="P7"><text:s text:c="4"/>grep 'linfg[0-9]$' liste.txt | sort -k 3 | head -1 | cut -d' ' -f1</text:p>
      <text:p text:style-name="P7"><text:s text:c="4"/>grep 'linfg[0-9][0-9][0-9]$ ' liste .txt | sort -k 3 | tail -1 | cut -d' ' -f1</text:p>
      <text:p text:style-name="P7"><text:s text:c="4"/>nano nom.sh</text:p>
      <text:p text:style-name="P8"><text:s text:c="3"/><text:span text:style-name="T7"><text:s/>#!/bin/s <text:s/></text:span></text:p>
      <text:p text:style-name="P8"><text:span text:style-name="T8"><text:tab/>echo "Il y a `cat liste.txt | cut -d' ' -f1 | grep '.\{'$1'\} | grep -v '.\{'$2'\}' | wc -1 | tr -d ' ' ` <text:tab/>etudiants <text:s text:c="6"/>dont les lettres de leurs nom est entre $1 et $2 " <text:tab/></text:span></text:p>
      <text:p text:style-name="P7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2T16:35:11.804000000</meta:creation-date>
    <dc:date>2021-10-03T10:21:34.535000000</dc:date>
    <meta:editing-duration>PT5M36S</meta:editing-duration>
    <meta:editing-cycles>1</meta:editing-cycles>
    <meta:document-statistic meta:table-count="0" meta:image-count="0" meta:object-count="0" meta:page-count="1" meta:paragraph-count="34" meta:word-count="192" meta:character-count="929" meta:non-whitespace-character-count="708"/>
    <meta:generator>LibreOffice/7.0.1.2$Windows_X86_64 LibreOffice_project/7cbcfc562f6eb6708b5ff7d7397325de9e764452</meta:generator>
  </office:meta>
</office:document-meta>
</file>